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31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5.6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87" table:number-columns-repeated="1014"/>
        </table:table-row>
        <table:table-row table:style-name="ro2">
          <table:table-cell table:style-name="ce2" table:number-columns-repeated="9"/>
          <table:table-cell table:style-name="ce70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88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4" office:value-type="float" office:value="143667" calcext:value-type="float">
            <text:p><text:s text:c="3"/>143,667</text:p>
          </table:table-cell>
          <table:table-cell table:style-name="ce56" office:value-type="float" office:value="511" calcext:value-type="float">
            <text:p><text:s text:c="3"/>511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798" calcext:value-type="float">
            <text:p><text:s text:c="3"/>1,798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5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5" office:value-type="float" office:value="11785" calcext:value-type="float">
            <text:p><text:s text:c="3"/>11,785</text:p>
          </table:table-cell>
          <table:table-cell table:style-name="ce45" office:value-type="float" office:value="155" calcext:value-type="float">
            <text:p><text:s text:c="3"/>155</text:p>
          </table:table-cell>
          <table:table-cell table:style-name="ce63" office:value-type="float" office:value="8656" calcext:value-type="float">
            <text:p><text:s text:c="3"/>8,656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6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4" office:value-type="float" office:value="1953" calcext:value-type="float">
            <text:p><text:s text:c="3"/>1,953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3" office:value-type="float" office:value="12721" calcext:value-type="float">
            <text:p><text:s text:c="3"/>12,721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6" office:value-type="float" office:value="178520" calcext:value-type="float">
            <text:p><text:s text:c="3"/>178,520</text:p>
          </table:table-cell>
          <table:table-cell table:style-name="ce56" office:value-type="float" office:value="846" calcext:value-type="float">
            <text:p><text:s text:c="3"/>846</text:p>
          </table:table-cell>
          <table:table-cell table:style-name="ce46" office:value-type="float" office:value="686" calcext:value-type="float">
            <text:p><text:s text:c="3"/>686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4" office:value-type="float" office:value="2276" calcext:value-type="float">
            <text:p><text:s text:c="3"/>2,276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7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7" office:value-type="float" office:value="22611" calcext:value-type="float">
            <text:p><text:s text:c="3"/>22,611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5" office:value-type="float" office:value="19062" calcext:value-type="float">
            <text:p><text:s text:c="3"/>19,062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8" office:value-type="float" office:value="167115" calcext:value-type="float">
            <text:p><text:s text:c="3"/>167,115</text:p>
          </table:table-cell>
          <table:table-cell table:style-name="ce56" office:value-type="float" office:value="983" calcext:value-type="float">
            <text:p><text:s text:c="3"/>983</text:p>
          </table:table-cell>
          <table:table-cell table:style-name="ce56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44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75" table:formula="of:=[.H13]-[.I13]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49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45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6" table:formula="of:=[.H14]-[.I14]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8" office:value-type="float" office:value="168289" calcext:value-type="float">
            <text:p><text:s text:c="3"/>168,289</text:p>
          </table:table-cell>
          <table:table-cell table:style-name="ce56" office:value-type="float" office:value="1598" calcext:value-type="float">
            <text:p><text:s text:c="3"/>1,598</text:p>
          </table:table-cell>
          <table:table-cell table:style-name="ce56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44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75" table:formula="of:=[.H15]-[.I15]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49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45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6" table:formula="of:=[.H16]-[.I16]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8" office:value-type="float" office:value="165482" calcext:value-type="float">
            <text:p><text:s text:c="3"/>165,482</text:p>
          </table:table-cell>
          <table:table-cell table:style-name="ce56" office:value-type="float" office:value="3207" calcext:value-type="float">
            <text:p><text:s text:c="3"/>3,207</text:p>
          </table:table-cell>
          <table:table-cell table:style-name="ce56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44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75" table:formula="of:=[.H17]-[.I17]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49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45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6" table:formula="of:=[.H18]-[.I18]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77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77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77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77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7]+[.E27]+[.H27]" office:value-type="float" office:value="10932" calcext:value-type="float">
            <text:p><text:s text:c="3"/>10,932</text:p>
          </table:table-cell>
          <table:table-cell table:style-name="ce50" office:value-type="float" office:value="10644" calcext:value-type="float">
            <text:p><text:s text:c="3"/>10,644</text:p>
          </table:table-cell>
          <table:table-cell table:style-name="ce33" office:value-type="float" office:value="50" calcext:value-type="float">
            <text:p><text:s text:c="3"/>50</text:p>
          </table:table-cell>
          <table:table-cell table:style-name="ce33" office:value-type="float" office:value="38" calcext:value-type="float">
            <text:p><text:s text:c="3"/>38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50" office:value-type="float" office:value="238" calcext:value-type="float">
            <text:p><text:s text:c="3"/>238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78" office:value-type="float" office:value="198" calcext:value-type="float">
            <text:p><text:s text:c="3"/>19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28]+[.E28]+[.H28]" office:value-type="float" office:value="10932" calcext:value-type="float">
            <text:p><text:s text:c="3"/>10,932</text:p>
          </table:table-cell>
          <table:table-cell table:style-name="ce51" office:value-type="float" office:value="9026" calcext:value-type="float">
            <text:p><text:s text:c="3"/>9,026</text:p>
          </table:table-cell>
          <table:table-cell table:style-name="ce34" office:value-type="float" office:value="1257" calcext:value-type="float">
            <text:p><text:s text:c="3"/>1,257</text:p>
          </table:table-cell>
          <table:table-cell table:style-name="ce34" office:value-type="float" office:value="1233" calcext:value-type="float">
            <text:p><text:s text:c="3"/>1,233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1" office:value-type="float" office:value="649" calcext:value-type="float">
            <text:p><text:s text:c="3"/>649</text:p>
          </table:table-cell>
          <table:table-cell table:style-name="ce34" office:value-type="float" office:value="611" calcext:value-type="float">
            <text:p><text:s text:c="3"/>611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9]+[.E29]+[.H29]" office:value-type="float" office:value="11288" calcext:value-type="float">
            <text:p><text:s text:c="3"/>11,288</text:p>
          </table:table-cell>
          <table:table-cell table:style-name="ce50" office:value-type="float" office:value="11035" calcext:value-type="float">
            <text:p><text:s text:c="3"/>11,035</text:p>
          </table:table-cell>
          <table:table-cell table:style-name="ce33" office:value-type="float" office:value="47" calcext:value-type="float">
            <text:p><text:s text:c="3"/>47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50" office:value-type="float" office:value="206" calcext:value-type="float">
            <text:p><text:s text:c="3"/>206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78" office:value-type="float" office:value="164" calcext:value-type="float">
            <text:p><text:s text:c="3"/>16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0]+[.E30]+[.H30]" office:value-type="float" office:value="11288" calcext:value-type="float">
            <text:p><text:s text:c="3"/>11,288</text:p>
          </table:table-cell>
          <table:table-cell table:style-name="ce51" office:value-type="float" office:value="9286" calcext:value-type="float">
            <text:p><text:s text:c="3"/>9,286</text:p>
          </table:table-cell>
          <table:table-cell table:style-name="ce34" office:value-type="float" office:value="1437" calcext:value-type="float">
            <text:p><text:s text:c="3"/>1,437</text:p>
          </table:table-cell>
          <table:table-cell table:style-name="ce34" office:value-type="float" office:value="1420" calcext:value-type="float">
            <text:p><text:s text:c="3"/>1,420</text:p>
          </table:table-cell>
          <table:table-cell table:style-name="ce34" office:value-type="float" office:value="17" calcext:value-type="float">
            <text:p><text:s text:c="3"/>17</text:p>
          </table:table-cell>
          <table:table-cell table:style-name="ce51" office:value-type="float" office:value="565" calcext:value-type="float">
            <text:p><text:s text:c="3"/>565</text:p>
          </table:table-cell>
          <table:table-cell table:style-name="ce34" office:value-type="float" office:value="519" calcext:value-type="float">
            <text:p><text:s text:c="3"/>519</text:p>
          </table:table-cell>
          <table:table-cell table:style-name="ce79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1]+[.E31]+[.H31]" office:value-type="float" office:value="14358" calcext:value-type="float">
            <text:p><text:s text:c="3"/>14,358</text:p>
          </table:table-cell>
          <table:table-cell table:style-name="ce50" office:value-type="float" office:value="14063" calcext:value-type="float">
            <text:p><text:s text:c="3"/>14,063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50" office:value-type="float" office:value="229" calcext:value-type="float">
            <text:p><text:s text:c="3"/>229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78" office:value-type="float" office:value="181" calcext:value-type="float">
            <text:p><text:s text:c="3"/>18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2]+[.E32]+[.H32]" office:value-type="float" office:value="14358" calcext:value-type="float">
            <text:p><text:s text:c="3"/>14,358</text:p>
          </table:table-cell>
          <table:table-cell table:style-name="ce51" office:value-type="float" office:value="12340" calcext:value-type="float">
            <text:p><text:s text:c="3"/>12,340</text:p>
          </table:table-cell>
          <table:table-cell table:style-name="ce34" office:value-type="float" office:value="1453" calcext:value-type="float">
            <text:p><text:s text:c="3"/>1,453</text:p>
          </table:table-cell>
          <table:table-cell table:style-name="ce34" office:value-type="float" office:value="1432" calcext:value-type="float">
            <text:p><text:s text:c="3"/>1,43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51" office:value-type="float" office:value="565" calcext:value-type="float">
            <text:p><text:s text:c="3"/>565</text:p>
          </table:table-cell>
          <table:table-cell table:style-name="ce34" office:value-type="float" office:value="522" calcext:value-type="float">
            <text:p><text:s text:c="3"/>522</text:p>
          </table:table-cell>
          <table:table-cell table:style-name="ce79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3]+[.E33]+[.H33]" office:value-type="float" office:value="11219" calcext:value-type="float">
            <text:p><text:s text:c="3"/>11,219</text:p>
          </table:table-cell>
          <table:table-cell table:style-name="ce50" office:value-type="float" office:value="10950" calcext:value-type="float">
            <text:p><text:s text:c="3"/>10,950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32" calcext:value-type="float">
            <text:p><text:s text:c="3"/>32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50" office:value-type="float" office:value="223" calcext:value-type="float">
            <text:p><text:s text:c="3"/>223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78" office:value-type="float" office:value="189" calcext:value-type="float">
            <text:p><text:s text:c="3"/>189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4]+[.E34]+[.H34]" office:value-type="float" office:value="11219" calcext:value-type="float">
            <text:p><text:s text:c="3"/>11,219</text:p>
          </table:table-cell>
          <table:table-cell table:style-name="ce52" office:value-type="float" office:value="9287" calcext:value-type="float">
            <text:p><text:s text:c="3"/>9,287</text:p>
          </table:table-cell>
          <table:table-cell table:style-name="ce35" office:value-type="float" office:value="1362" calcext:value-type="float">
            <text:p><text:s text:c="3"/>1,362</text:p>
          </table:table-cell>
          <table:table-cell table:style-name="ce35" office:value-type="float" office:value="1339" calcext:value-type="float">
            <text:p><text:s text:c="3"/>1,339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52" office:value-type="float" office:value="570" calcext:value-type="float">
            <text:p><text:s text:c="3"/>570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80" office:value-type="float" office:value="37" calcext:value-type="float">
            <text:p><text:s text:c="3"/>37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pan text:style-name="T6">  月</text:span>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35]+[.E35]+[.H35]" office:value-type="float" office:value="11136" calcext:value-type="float">
            <text:p><text:s text:c="3"/>11,136</text:p>
          </table:table-cell>
          <table:table-cell table:style-name="ce51" office:value-type="float" office:value="10837" calcext:value-type="float">
            <text:p><text:s text:c="3"/>10,837</text:p>
          </table:table-cell>
          <table:table-cell table:style-name="ce34" office:value-type="float" office:value="53" calcext:value-type="float">
            <text:p><text:s text:c="3"/>53</text:p>
          </table:table-cell>
          <table:table-cell table:style-name="ce34" office:value-type="float" office:value="34" calcext:value-type="float">
            <text:p><text:s text:c="3"/>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34" office:value-type="float" office:value="46" calcext:value-type="float">
            <text:p><text:s text:c="3"/>46</text:p>
          </table:table-cell>
          <table:table-cell table:style-name="ce79" office:value-type="float" office:value="200" calcext:value-type="float">
            <text:p><text:s text:c="3"/>200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6]+[.E36]+[.H36]" office:value-type="float" office:value="11136" calcext:value-type="float">
            <text:p><text:s text:c="3"/>11,136</text:p>
          </table:table-cell>
          <table:table-cell table:style-name="ce51" office:value-type="float" office:value="9273" calcext:value-type="float">
            <text:p><text:s text:c="3"/>9,273</text:p>
          </table:table-cell>
          <table:table-cell table:style-name="ce34" office:value-type="float" office:value="1312" calcext:value-type="float">
            <text:p><text:s text:c="3"/>1,312</text:p>
          </table:table-cell>
          <table:table-cell table:style-name="ce34" office:value-type="float" office:value="1292" calcext:value-type="float">
            <text:p><text:s text:c="3"/>1,292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34" office:value-type="float" office:value="513" calcext:value-type="float">
            <text:p><text:s text:c="3"/>513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7]+[.E37]+[.H37]" office:value-type="float" office:value="7391" calcext:value-type="float">
            <text:p><text:s text:c="3"/>7,391</text:p>
          </table:table-cell>
          <table:table-cell table:style-name="ce50" office:value-type="float" office:value="7119" calcext:value-type="float">
            <text:p><text:s text:c="3"/>7,119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50" office:value-type="float" office:value="237" calcext:value-type="float">
            <text:p><text:s text:c="3"/>237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78" office:value-type="float" office:value="195" calcext:value-type="float">
            <text:p><text:s text:c="3"/>195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8]+[.E38]+[.H38]" office:value-type="float" office:value="7391" calcext:value-type="float">
            <text:p><text:s text:c="3"/>7,391</text:p>
          </table:table-cell>
          <table:table-cell table:style-name="ce52" office:value-type="float" office:value="5634" calcext:value-type="float">
            <text:p><text:s text:c="3"/>5,634</text:p>
          </table:table-cell>
          <table:table-cell table:style-name="ce35" office:value-type="float" office:value="1252" calcext:value-type="float">
            <text:p><text:s text:c="3"/>1,252</text:p>
          </table:table-cell>
          <table:table-cell table:style-name="ce35" office:value-type="float" office:value="1233" calcext:value-type="float">
            <text:p><text:s text:c="3"/>1,233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52" office:value-type="float" office:value="505" calcext:value-type="float">
            <text:p><text:s text:c="3"/>505</text:p>
          </table:table-cell>
          <table:table-cell table:style-name="ce35" office:value-type="float" office:value="467" calcext:value-type="float">
            <text:p><text:s text:c="3"/>467</text:p>
          </table:table-cell>
          <table:table-cell table:style-name="ce80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<text:span text:style-name="T6">   月</text:span>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39]+[.E39]+[.H39]" office:value-type="float" office:value="6059" calcext:value-type="float">
            <text:p><text:s text:c="3"/>6,059</text:p>
          </table:table-cell>
          <table:table-cell table:style-name="ce51" office:value-type="float" office:value="5835" calcext:value-type="float">
            <text:p><text:s text:c="3"/>5,835</text:p>
          </table:table-cell>
          <table:table-cell table:style-name="ce34" office:value-type="float" office:value="45" calcext:value-type="float">
            <text:p><text:s text:c="3"/>45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34" office:value-type="float" office:value="14" calcext:value-type="float">
            <text:p><text:s text:c="3"/>14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34" office:value-type="float" office:value="35" calcext:value-type="float">
            <text:p><text:s text:c="3"/>35</text:p>
          </table:table-cell>
          <table:table-cell table:style-name="ce79" office:value-type="float" office:value="144" calcext:value-type="float">
            <text:p><text:s text:c="3"/>144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0]+[.E40]+[.H40]" office:value-type="float" office:value="6059" calcext:value-type="float">
            <text:p><text:s text:c="3"/>6,059</text:p>
          </table:table-cell>
          <table:table-cell table:style-name="ce51" office:value-type="float" office:value="4431" calcext:value-type="float">
            <text:p><text:s text:c="3"/>4,431</text:p>
          </table:table-cell>
          <table:table-cell table:style-name="ce34" office:value-type="float" office:value="1119" calcext:value-type="float">
            <text:p><text:s text:c="3"/>1,119</text:p>
          </table:table-cell>
          <table:table-cell table:style-name="ce34" office:value-type="float" office:value="1101" calcext:value-type="float">
            <text:p><text:s text:c="3"/>1,101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34" office:value-type="float" office:value="473" calcext:value-type="float">
            <text:p><text:s text:c="3"/>473</text:p>
          </table:table-cell>
          <table:table-cell table:style-name="ce79" office:value-type="float" office:value="36" calcext:value-type="float">
            <text:p><text:s text:c="3"/>36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1]+[.E41]+[.H41]" office:value-type="float" office:value="12302" calcext:value-type="float">
            <text:p><text:s text:c="3"/>12,302</text:p>
          </table:table-cell>
          <table:table-cell table:style-name="ce50" office:value-type="float" office:value="12021" calcext:value-type="float">
            <text:p><text:s text:c="3"/>12,021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50" office:value-type="float" office:value="222" calcext:value-type="float">
            <text:p><text:s text:c="3"/>222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8" office:value-type="float" office:value="187" calcext:value-type="float">
            <text:p><text:s text:c="3"/>187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2]+[.E42]+[.H42]" office:value-type="float" office:value="12302" calcext:value-type="float">
            <text:p><text:s text:c="3"/>12,302</text:p>
          </table:table-cell>
          <table:table-cell table:style-name="ce51" office:value-type="float" office:value="10555" calcext:value-type="float">
            <text:p><text:s text:c="3"/>10,555</text:p>
          </table:table-cell>
          <table:table-cell table:style-name="ce34" office:value-type="float" office:value="1211" calcext:value-type="float">
            <text:p><text:s text:c="3"/>1,211</text:p>
          </table:table-cell>
          <table:table-cell table:style-name="ce34" office:value-type="float" office:value="1187" calcext:value-type="float">
            <text:p><text:s text:c="3"/>1,187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1" office:value-type="float" office:value="536" calcext:value-type="float">
            <text:p><text:s text:c="3"/>536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一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3]+[.E43]+[.H43]" office:value-type="float" office:value="11713" calcext:value-type="float">
            <text:p><text:s text:c="3"/>11,713</text:p>
          </table:table-cell>
          <table:table-cell table:style-name="ce50" office:value-type="float" office:value="11488" calcext:value-type="float">
            <text:p><text:s text:c="3"/>11,488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50" office:value-type="float" office:value="192" calcext:value-type="float">
            <text:p><text:s text:c="3"/>192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78" office:value-type="float" office:value="167" calcext:value-type="float">
            <text:p><text:s text:c="3"/>167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4]+[.E44]+[.H44]" office:value-type="float" office:value="11713" calcext:value-type="float">
            <text:p><text:s text:c="3"/>11,713</text:p>
          </table:table-cell>
          <table:table-cell table:style-name="ce51" office:value-type="float" office:value="10098" calcext:value-type="float">
            <text:p><text:s text:c="3"/>10,098</text:p>
          </table:table-cell>
          <table:table-cell table:style-name="ce34" office:value-type="float" office:value="1053" calcext:value-type="float">
            <text:p><text:s text:c="3"/>1,053</text:p>
          </table:table-cell>
          <table:table-cell table:style-name="ce34" office:value-type="float" office:value="1035" calcext:value-type="float">
            <text:p><text:s text:c="3"/>1,035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34" office:value-type="float" office:value="532" calcext:value-type="float">
            <text:p><text:s text:c="3"/>532</text:p>
          </table:table-cell>
          <table:table-cell table:style-name="ce79" office:value-type="float" office:value="30" calcext:value-type="float">
            <text:p><text:s text:c="3"/>30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二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5]+[.E45]+[.H45]" office:value-type="float" office:value="12401" calcext:value-type="float">
            <text:p><text:s text:c="3"/>12,401</text:p>
          </table:table-cell>
          <table:table-cell table:style-name="ce50" office:value-type="float" office:value="12123" calcext:value-type="float">
            <text:p><text:s text:c="3"/>12,123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50" office:value-type="float" office:value="227" calcext:value-type="float">
            <text:p><text:s text:c="3"/>227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78" office:value-type="float" office:value="191" calcext:value-type="float">
            <text:p><text:s text:c="3"/>191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6]+[.E46]+[.H46]" office:value-type="float" office:value="12401" calcext:value-type="float">
            <text:p><text:s text:c="3"/>12,401</text:p>
          </table:table-cell>
          <table:table-cell table:style-name="ce51" office:value-type="float" office:value="10613" calcext:value-type="float">
            <text:p><text:s text:c="3"/>10,613</text:p>
          </table:table-cell>
          <table:table-cell table:style-name="ce34" office:value-type="float" office:value="903" calcext:value-type="float">
            <text:p><text:s text:c="3"/>903</text:p>
          </table:table-cell>
          <table:table-cell table:style-name="ce34" office:value-type="float" office:value="879" calcext:value-type="float">
            <text:p><text:s text:c="3"/>879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1" office:value-type="float" office:value="885" calcext:value-type="float">
            <text:p><text:s text:c="3"/>885</text:p>
          </table:table-cell>
          <table:table-cell table:style-name="ce34" office:value-type="float" office:value="833" calcext:value-type="float">
            <text:p><text:s text:c="3"/>833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6" table:formula="of:=SUM([.C49];[.C51];[.C53])" office:value-type="float" office:value="40460" calcext:value-type="float">
            <text:p><text:s text:c="3"/>40,460</text:p>
          </table:table-cell>
          <table:table-cell table:style-name="ce36" table:formula="of:=SUM([.D49];[.D51];[.D53])" office:value-type="float" office:value="39584" calcext:value-type="float">
            <text:p><text:s text:c="3"/>39,584</text:p>
          </table:table-cell>
          <table:table-cell table:style-name="ce36" table:formula="of:=SUM([.E49];[.E51];[.E53])" office:value-type="float" office:value="169" calcext:value-type="float">
            <text:p><text:s text:c="3"/>169</text:p>
          </table:table-cell>
          <table:table-cell table:style-name="ce36" table:formula="of:=SUM([.F49];[.F51];[.F53])" office:value-type="float" office:value="102" calcext:value-type="float">
            <text:p><text:s text:c="3"/>102</text:p>
          </table:table-cell>
          <table:table-cell table:style-name="ce36" table:formula="of:=SUM([.G49];[.G51];[.G53])" office:value-type="float" office:value="67" calcext:value-type="float">
            <text:p><text:s text:c="3"/>67</text:p>
          </table:table-cell>
          <table:table-cell table:style-name="ce36" table:formula="of:=SUM([.H49];[.H51];[.H53])" office:value-type="float" office:value="707" calcext:value-type="float">
            <text:p><text:s text:c="3"/>707</text:p>
          </table:table-cell>
          <table:table-cell table:style-name="ce36" table:formula="of:=SUM([.I49];[.I51];[.I53])" office:value-type="float" office:value="117" calcext:value-type="float">
            <text:p><text:s text:c="3"/>117</text:p>
          </table:table-cell>
          <table:table-cell table:style-name="ce81" table:formula="of:=SUM([.J49];[.J51];[.J53])" office:value-type="float" office:value="590" calcext:value-type="float">
            <text:p><text:s text:c="3"/>590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三月止</text:p>
          </table:table-cell>
          <table:table-cell table:style-name="ce21" office:value-type="string" calcext:value-type="string">
            <text:p>新娘</text:p>
          </table:table-cell>
          <table:table-cell table:style-name="ce37" table:formula="of:=SUM([.C50];[.C52];[.C54])" office:value-type="float" office:value="40460" calcext:value-type="float">
            <text:p><text:s text:c="3"/>40,460</text:p>
          </table:table-cell>
          <table:table-cell table:style-name="ce37" table:formula="of:=SUM([.D50];[.D52];[.D54])" office:value-type="float" office:value="35844" calcext:value-type="float">
            <text:p><text:s text:c="3"/>35,844</text:p>
          </table:table-cell>
          <table:table-cell table:style-name="ce37" table:formula="of:=SUM([.E50];[.E52];[.E54])" office:value-type="float" office:value="3000" calcext:value-type="float">
            <text:p><text:s text:c="3"/>3,000</text:p>
          </table:table-cell>
          <table:table-cell table:style-name="ce37" table:formula="of:=SUM([.F50];[.F52];[.F54])" office:value-type="float" office:value="2940" calcext:value-type="float">
            <text:p><text:s text:c="3"/>2,940</text:p>
          </table:table-cell>
          <table:table-cell table:style-name="ce37" table:formula="of:=SUM([.G50];[.G52];[.G54])" office:value-type="float" office:value="60" calcext:value-type="float">
            <text:p><text:s text:c="3"/>60</text:p>
          </table:table-cell>
          <table:table-cell table:style-name="ce37" table:formula="of:=SUM([.H50];[.H52];[.H54])" office:value-type="float" office:value="1616" calcext:value-type="float">
            <text:p><text:s text:c="3"/>1,616</text:p>
          </table:table-cell>
          <table:table-cell table:style-name="ce37" table:formula="of:=SUM([.I50];[.I52];[.I54])" office:value-type="float" office:value="1498" calcext:value-type="float">
            <text:p><text:s text:c="3"/>1,498</text:p>
          </table:table-cell>
          <table:table-cell table:style-name="ce82" table:formula="of:=SUM([.J50];[.J52];[.J54])" office:value-type="float" office:value="118" calcext:value-type="float">
            <text:p><text:s text:c="3"/>11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9]+[.E49]+[.H49]" office:value-type="float" office:value="17979" calcext:value-type="float">
            <text:p><text:s text:c="3"/>17,979</text:p>
          </table:table-cell>
          <table:table-cell table:style-name="ce50" office:value-type="float" office:value="17712" calcext:value-type="float">
            <text:p><text:s text:c="3"/>17,712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8" office:value-type="float" office:value="191" calcext:value-type="float">
            <text:p><text:s text:c="3"/>191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50]+[.E50]+[.H50]" office:value-type="float" office:value="17979" calcext:value-type="float">
            <text:p><text:s text:c="3"/>17,979</text:p>
          </table:table-cell>
          <table:table-cell table:style-name="ce51" office:value-type="float" office:value="16165" calcext:value-type="float">
            <text:p><text:s text:c="3"/>16,165</text:p>
          </table:table-cell>
          <table:table-cell table:style-name="ce34" office:value-type="float" office:value="1053" calcext:value-type="float">
            <text:p><text:s text:c="3"/>1,053</text:p>
          </table:table-cell>
          <table:table-cell table:style-name="ce34" office:value-type="float" office:value="1035" calcext:value-type="float">
            <text:p><text:s text:c="3"/>1,035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1" office:value-type="float" office:value="761" calcext:value-type="float">
            <text:p><text:s text:c="3"/>761</text:p>
          </table:table-cell>
          <table:table-cell table:style-name="ce34" office:value-type="float" office:value="718" calcext:value-type="float">
            <text:p><text:s text:c="3"/>718</text:p>
          </table:table-cell>
          <table:table-cell table:style-name="ce79" office:value-type="float" office:value="43" calcext:value-type="float">
            <text:p><text:s text:c="3"/>43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51]+[.E51]+[.H51]" office:value-type="float" office:value="12249" calcext:value-type="float">
            <text:p><text:s text:c="3"/>12,249</text:p>
          </table:table-cell>
          <table:table-cell table:style-name="ce50" office:value-type="float" office:value="11947" calcext:value-type="float">
            <text:p><text:s text:c="3"/>11,947</text:p>
          </table:table-cell>
          <table:table-cell table:style-name="ce33" office:value-type="float" office:value="69" calcext:value-type="float">
            <text:p><text:s text:c="3"/>69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78" office:value-type="float" office:value="199" calcext:value-type="float">
            <text:p><text:s text:c="3"/>199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52]+[.E52]+[.H52]" office:value-type="float" office:value="12249" calcext:value-type="float">
            <text:p><text:s text:c="3"/>12,249</text:p>
          </table:table-cell>
          <table:table-cell table:style-name="ce51" office:value-type="float" office:value="10945" calcext:value-type="float">
            <text:p><text:s text:c="3"/>10,945</text:p>
          </table:table-cell>
          <table:table-cell table:style-name="ce34" office:value-type="float" office:value="933" calcext:value-type="float">
            <text:p><text:s text:c="3"/>933</text:p>
          </table:table-cell>
          <table:table-cell table:style-name="ce34" office:value-type="float" office:value="920" calcext:value-type="float">
            <text:p><text:s text:c="3"/>92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34" office:value-type="float" office:value="334" calcext:value-type="float">
            <text:p><text:s text:c="3"/>334</text:p>
          </table:table-cell>
          <table:table-cell table:style-name="ce79" office:value-type="float" office:value="37" calcext:value-type="float">
            <text:p><text:s text:c="3"/>37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53]+[.E53]+[.H53]" office:value-type="float" office:value="10232" calcext:value-type="float">
            <text:p><text:s text:c="3"/>10,232</text:p>
          </table:table-cell>
          <table:table-cell table:style-name="ce50" office:value-type="float" office:value="9925" calcext:value-type="float">
            <text:p><text:s text:c="3"/>9,925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50" office:value-type="float" office:value="248" calcext:value-type="float">
            <text:p><text:s text:c="3"/>248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78" office:value-type="float" office:value="200" calcext:value-type="float">
            <text:p><text:s text:c="3"/>200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54]+[.E54]+[.H54]" office:value-type="float" office:value="10232" calcext:value-type="float">
            <text:p><text:s text:c="3"/>10,232</text:p>
          </table:table-cell>
          <table:table-cell table:style-name="ce53" office:value-type="float" office:value="8734" calcext:value-type="float">
            <text:p><text:s text:c="3"/>8,734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38" office:value-type="float" office:value="985" calcext:value-type="float">
            <text:p><text:s text:c="3"/>98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3" office:value-type="float" office:value="484" calcext:value-type="float">
            <text:p><text:s text:c="3"/>484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83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table:formula="of:=([.C53]-[.C27])/[.C27]*100" office:value-type="float" office:value="-6.40321990486645" calcext:value-type="float">
            <text:p><text:s text:c="3"/>－6.40</text:p>
          </table:table-cell>
          <table:table-cell table:style-name="ce39" table:formula="of:=([.D53]-[.D27])/[.D27]*100" office:value-type="float" office:value="-6.75497933107854" calcext:value-type="float">
            <text:p><text:s text:c="3"/>－6.75</text:p>
          </table:table-cell>
          <table:table-cell table:style-name="ce39" table:formula="of:=([.E53]-[.E27])/[.E27]*100" office:value-type="float" office:value="18" calcext:value-type="float">
            <text:p><text:s/>18.00</text:p>
          </table:table-cell>
          <table:table-cell table:style-name="ce39" table:formula="of:=([.F53]-[.F27])/[.F27]*100" office:value-type="float" office:value="-13.1578947368421" calcext:value-type="float">
            <text:p><text:s text:c="3"/>－13.16</text:p>
          </table:table-cell>
          <table:table-cell table:style-name="ce39" table:formula="of:=([.G53]-[.G27])/[.G27]*100" office:value-type="float" office:value="116.666666666667" calcext:value-type="float">
            <text:p><text:s/>116.67</text:p>
          </table:table-cell>
          <table:table-cell table:style-name="ce39" table:formula="of:=([.H53]-[.H27])/[.H27]*100" office:value-type="float" office:value="4.20168067226891" calcext:value-type="float">
            <text:p><text:s/>4.20</text:p>
          </table:table-cell>
          <table:table-cell table:style-name="ce39" table:formula="of:=([.I53]-[.I27])/[.I27]*100" office:value-type="float" office:value="20" calcext:value-type="float">
            <text:p><text:s/>20.00</text:p>
          </table:table-cell>
          <table:table-cell table:style-name="ce84" table:formula="of:=([.J53]-[.J27])/[.J27]*100" office:value-type="float" office:value="1.01010101010101" calcext:value-type="float">
            <text:p><text:s/>1.01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table:formula="of:=([.C54]-[.C28])/[.C28]*100" office:value-type="float" office:value="-6.40321990486645" calcext:value-type="float">
            <text:p><text:s text:c="3"/>－6.40</text:p>
          </table:table-cell>
          <table:table-cell table:style-name="ce40" table:formula="of:=([.D54]-[.D28])/[.D28]*100" office:value-type="float" office:value="-3.23509860403279" calcext:value-type="float">
            <text:p><text:s text:c="3"/>－3.24</text:p>
          </table:table-cell>
          <table:table-cell table:style-name="ce40" table:formula="of:=([.E54]-[.E28])/[.E28]*100" office:value-type="float" office:value="-19.3317422434368" calcext:value-type="float">
            <text:p><text:s text:c="3"/>－19.33</text:p>
          </table:table-cell>
          <table:table-cell table:style-name="ce40" table:formula="of:=([.F54]-[.F28])/[.F28]*100" office:value-type="float" office:value="-20.1135442011354" calcext:value-type="float">
            <text:p><text:s text:c="3"/>－20.11</text:p>
          </table:table-cell>
          <table:table-cell table:style-name="ce40" table:formula="of:=([.G54]-[.G28])/[.G28]*100" office:value-type="float" office:value="20.8333333333333" calcext:value-type="float">
            <text:p><text:s/>20.83</text:p>
          </table:table-cell>
          <table:table-cell table:style-name="ce40" table:formula="of:=([.H54]-[.H28])/[.H28]*100" office:value-type="float" office:value="-25.4237288135593" calcext:value-type="float">
            <text:p><text:s text:c="3"/>－25.42</text:p>
          </table:table-cell>
          <table:table-cell table:style-name="ce40" table:formula="of:=([.I54]-[.I28])/[.I28]*100" office:value-type="float" office:value="-27.0049099836334" calcext:value-type="float">
            <text:p><text:s text:c="3"/>－27.00</text:p>
          </table:table-cell>
          <table:table-cell table:style-name="ce85" table:formula="of:=([.J54]-[.J28])/[.J28]*100" office:value-type="float" office:value="0" calcext:value-type="float">
            <text:p>－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新郎</text:p>
          </table:table-cell>
          <table:table-cell table:style-name="ce41" table:formula="of:=([.C53]-[.C51])/[.C51]*100" office:value-type="float" office:value="-16.4666503388032" calcext:value-type="float">
            <text:p><text:s text:c="3"/>－16.47</text:p>
          </table:table-cell>
          <table:table-cell table:style-name="ce41" table:formula="of:=([.D53]-[.D51])/[.D51]*100" office:value-type="float" office:value="-16.9247509835105" calcext:value-type="float">
            <text:p><text:s text:c="3"/>－16.92</text:p>
          </table:table-cell>
          <table:table-cell table:style-name="ce41" table:formula="of:=([.E53]-[.E51])/[.E51]*100" office:value-type="float" office:value="-14.4927536231884" calcext:value-type="float">
            <text:p><text:s text:c="3"/>－14.49</text:p>
          </table:table-cell>
          <table:table-cell table:style-name="ce41" table:formula="of:=([.F53]-[.F51])/[.F51]*100" office:value-type="float" office:value="-21.4285714285714" calcext:value-type="float">
            <text:p><text:s text:c="3"/>－21.43</text:p>
          </table:table-cell>
          <table:table-cell table:style-name="ce41" table:formula="of:=([.G53]-[.G51])/[.G51]*100" office:value-type="float" office:value="-3.7037037037037" calcext:value-type="float">
            <text:p><text:s text:c="3"/>－3.70</text:p>
          </table:table-cell>
          <table:table-cell table:style-name="ce41" table:formula="of:=([.H53]-[.H51])/[.H51]*100" office:value-type="float" office:value="6.43776824034335" calcext:value-type="float">
            <text:p><text:s/>6.44</text:p>
          </table:table-cell>
          <table:table-cell table:style-name="ce41" table:formula="of:=([.I53]-[.I51])/[.I51]*100" office:value-type="float" office:value="41.1764705882353" calcext:value-type="float">
            <text:p><text:s/>41.18</text:p>
          </table:table-cell>
          <table:table-cell table:style-name="ce86" table:formula="of:=([.J53]-[.J51])/[.J51]*100" office:value-type="float" office:value="0.50251256281407" calcext:value-type="float">
            <text:p><text:s/>0.5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table:formula="of:=([.C54]-[.C52])/[.C52]*100" office:value-type="float" office:value="-16.4666503388032" calcext:value-type="float">
            <text:p><text:s text:c="3"/>－16.47</text:p>
          </table:table-cell>
          <table:table-cell table:style-name="ce40" table:formula="of:=([.D54]-[.D52])/[.D52]*100" office:value-type="float" office:value="-20.2010050251256" calcext:value-type="float">
            <text:p><text:s text:c="3"/>－20.20</text:p>
          </table:table-cell>
          <table:table-cell table:style-name="ce40" table:formula="of:=([.E54]-[.E52])/[.E52]*100" office:value-type="float" office:value="8.68167202572347" calcext:value-type="float">
            <text:p><text:s/>8.68</text:p>
          </table:table-cell>
          <table:table-cell table:style-name="ce40" table:formula="of:=([.F54]-[.F52])/[.F52]*100" office:value-type="float" office:value="7.06521739130435" calcext:value-type="float">
            <text:p><text:s/>7.07</text:p>
          </table:table-cell>
          <table:table-cell table:style-name="ce40" table:formula="of:=([.G54]-[.G52])/[.G52]*100" office:value-type="float" office:value="123.076923076923" calcext:value-type="float">
            <text:p><text:s/>123.08</text:p>
          </table:table-cell>
          <table:table-cell table:style-name="ce40" table:formula="of:=([.H54]-[.H52])/[.H52]*100" office:value-type="float" office:value="30.4582210242588" calcext:value-type="float">
            <text:p><text:s/>30.46</text:p>
          </table:table-cell>
          <table:table-cell table:style-name="ce40" table:formula="of:=([.I54]-[.I52])/[.I52]*100" office:value-type="float" office:value="33.5329341317365" calcext:value-type="float">
            <text:p><text:s/>33.53</text:p>
          </table:table-cell>
          <table:table-cell table:style-name="ce85" table:formula="of:=([.J54]-[.J52])/[.J52]*100" office:value-type="float" office:value="2.7027027027027" calcext:value-type="float">
            <text:p><text:s/>2.70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7" table:number-columns-repeated="4"/>
          <table:table-cell table:style-name="ce69" table:number-columns-spanned="2" table:number-rows-spanned="1"/>
          <table:covered-table-cell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87" table:number-columns-repeated="1014"/>
        </table:table-row>
        <table:table-row table:style-name="ro3">
          <table:table-cell table:style-name="ce2" table:number-columns-repeated="3"/>
          <table:table-cell table:style-name="ce91" office:value-type="string" calcext:value-type="string">
            <text:p><text:s text:c="4"/>中 華 民 國 97 年 3 月 份</text:p>
          </table:table-cell>
          <table:table-cell table:style-name="ce2" table:number-columns-repeated="5"/>
          <table:table-cell table:style-name="ce95"/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88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4" table:formula="of:=[.C9]+[.C59]" office:value-type="float" office:value="10232" calcext:value-type="float">
            <text:p><text:s text:c="3"/>10,232</text:p>
          </table:table-cell>
          <table:table-cell table:style-name="ce44" table:formula="of:=[.D9]+[.D59]" office:value-type="float" office:value="9925" calcext:value-type="float">
            <text:p><text:s text:c="3"/>9,925</text:p>
          </table:table-cell>
          <table:table-cell table:style-name="ce44" table:formula="of:=[.E9]+[.E59]" office:value-type="float" office:value="59" calcext:value-type="float">
            <text:p><text:s text:c="3"/>59</text:p>
          </table:table-cell>
          <table:table-cell table:style-name="ce44" table:formula="of:=[.F9]+[.F59]" office:value-type="float" office:value="33" calcext:value-type="float">
            <text:p><text:s text:c="3"/>33</text:p>
          </table:table-cell>
          <table:table-cell table:style-name="ce44" table:formula="of:=[.G9]+[.G59]" office:value-type="float" office:value="26" calcext:value-type="float">
            <text:p><text:s text:c="3"/>26</text:p>
          </table:table-cell>
          <table:table-cell table:style-name="ce44" table:formula="of:=[.H9]+[.H59]" office:value-type="float" office:value="248" calcext:value-type="float">
            <text:p><text:s text:c="3"/>248</text:p>
          </table:table-cell>
          <table:table-cell table:style-name="ce44" table:formula="of:=[.I9]+[.I59]" office:value-type="float" office:value="48" calcext:value-type="float">
            <text:p><text:s text:c="3"/>48</text:p>
          </table:table-cell>
          <table:table-cell table:style-name="ce96" table:formula="of:=[.J9]+[.J59]" office:value-type="float" office:value="200" calcext:value-type="float">
            <text:p><text:s text:c="3"/>200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5" table:formula="of:=[.C10]+[.C60]" office:value-type="float" office:value="10232" calcext:value-type="float">
            <text:p><text:s text:c="3"/>10,232</text:p>
          </table:table-cell>
          <table:table-cell table:style-name="ce45" table:formula="of:=[.D10]+[.D60]" office:value-type="float" office:value="8734" calcext:value-type="float">
            <text:p><text:s text:c="3"/>8,734</text:p>
          </table:table-cell>
          <table:table-cell table:style-name="ce45" table:formula="of:=[.E10]+[.E60]" office:value-type="float" office:value="1014" calcext:value-type="float">
            <text:p><text:s text:c="3"/>1,014</text:p>
          </table:table-cell>
          <table:table-cell table:style-name="ce45" table:formula="of:=[.F10]+[.F60]" office:value-type="float" office:value="985" calcext:value-type="float">
            <text:p><text:s text:c="3"/>985</text:p>
          </table:table-cell>
          <table:table-cell table:style-name="ce45" table:formula="of:=[.G10]+[.G60]" office:value-type="float" office:value="29" calcext:value-type="float">
            <text:p><text:s text:c="3"/>29</text:p>
          </table:table-cell>
          <table:table-cell table:style-name="ce45" table:formula="of:=[.H10]+[.H60]" office:value-type="float" office:value="484" calcext:value-type="float">
            <text:p><text:s text:c="3"/>484</text:p>
          </table:table-cell>
          <table:table-cell table:style-name="ce45" table:formula="of:=[.I10]+[.I60]" office:value-type="float" office:value="446" calcext:value-type="float">
            <text:p><text:s text:c="3"/>446</text:p>
          </table:table-cell>
          <table:table-cell table:style-name="ce97" table:formula="of:=[.J10]+[.J60]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C11]+[.C55]+[.C57]" office:value-type="float" office:value="10189" calcext:value-type="float">
            <text:p><text:s text:c="3"/>10,189</text:p>
          </table:table-cell>
          <table:table-cell table:style-name="ce30" table:formula="of:=[.D11]+[.D55]+[.D57]" office:value-type="float" office:value="9882" calcext:value-type="float">
            <text:p><text:s text:c="3"/>9,882</text:p>
          </table:table-cell>
          <table:table-cell table:style-name="ce30" table:formula="of:=[.E11]+[.E55]+[.E57]" office:value-type="float" office:value="59" calcext:value-type="float">
            <text:p><text:s text:c="3"/>59</text:p>
          </table:table-cell>
          <table:table-cell table:style-name="ce30" table:formula="of:=[.F11]+[.F55]+[.F57]" office:value-type="float" office:value="33" calcext:value-type="float">
            <text:p><text:s text:c="3"/>33</text:p>
          </table:table-cell>
          <table:table-cell table:style-name="ce30" table:formula="of:=[.G11]+[.G55]+[.G57]" office:value-type="float" office:value="26" calcext:value-type="float">
            <text:p><text:s text:c="3"/>26</text:p>
          </table:table-cell>
          <table:table-cell table:style-name="ce30" table:formula="of:=[.H11]+[.H55]+[.H57]" office:value-type="float" office:value="248" calcext:value-type="float">
            <text:p><text:s text:c="3"/>248</text:p>
          </table:table-cell>
          <table:table-cell table:style-name="ce30" table:formula="of:=[.I11]+[.I55]+[.I57]" office:value-type="float" office:value="48" calcext:value-type="float">
            <text:p><text:s text:c="3"/>48</text:p>
          </table:table-cell>
          <table:table-cell table:style-name="ce77" table:formula="of:=[.J11]+[.J55]+[.J57]" office:value-type="float" office:value="200" calcext:value-type="float">
            <text:p><text:s text:c="3"/>200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12]+[.C56]+[.C58]" office:value-type="float" office:value="10189" calcext:value-type="float">
            <text:p><text:s text:c="3"/>10,189</text:p>
          </table:table-cell>
          <table:table-cell table:style-name="ce31" table:formula="of:=[.D12]+[.D56]+[.D58]" office:value-type="float" office:value="8704" calcext:value-type="float">
            <text:p><text:s text:c="3"/>8,704</text:p>
          </table:table-cell>
          <table:table-cell table:style-name="ce31" table:formula="of:=[.E12]+[.E56]+[.E58]" office:value-type="float" office:value="1001" calcext:value-type="float">
            <text:p><text:s text:c="3"/>1,001</text:p>
          </table:table-cell>
          <table:table-cell table:style-name="ce31" table:formula="of:=[.F12]+[.F56]+[.F58]" office:value-type="float" office:value="972" calcext:value-type="float">
            <text:p><text:s text:c="3"/>972</text:p>
          </table:table-cell>
          <table:table-cell table:style-name="ce31" table:formula="of:=[.G12]+[.G56]+[.G58]" office:value-type="float" office:value="29" calcext:value-type="float">
            <text:p><text:s text:c="3"/>29</text:p>
          </table:table-cell>
          <table:table-cell table:style-name="ce31" table:formula="of:=[.H12]+[.H56]+[.H58]" office:value-type="float" office:value="484" calcext:value-type="float">
            <text:p><text:s text:c="3"/>484</text:p>
          </table:table-cell>
          <table:table-cell table:style-name="ce31" table:formula="of:=[.I12]+[.I56]+[.I58]" office:value-type="float" office:value="446" calcext:value-type="float">
            <text:p><text:s text:c="3"/>446</text:p>
          </table:table-cell>
          <table:table-cell table:style-name="ce61" table:formula="of:=[.J12]+[.J56]+[.J58]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6" table:formula="of:=SUM([.C13];[.C15];[.C17];[.C19];[.C21];[.C23];[.C25];[.C27];[.C29];[.C31];[.C33];[.C35];[.C37];[.C39];[.C41];[.C43];[.C45];[.C47];[.C49];[.C51];[.C53])" office:value-type="float" office:value="8245" calcext:value-type="float">
            <text:p><text:s text:c="3"/>8,245</text:p>
          </table:table-cell>
          <table:table-cell table:style-name="ce46" table:formula="of:=SUM([.D13];[.D15];[.D17];[.D19];[.D21];[.D23];[.D25];[.D27];[.D29];[.D31];[.D33];[.D35];[.D37];[.D39];[.D41];[.D43];[.D45];[.D47];[.D49];[.D51];[.D53])" office:value-type="float" office:value="8027" calcext:value-type="float">
            <text:p><text:s text:c="3"/>8,027</text:p>
          </table:table-cell>
          <table:table-cell table:style-name="ce46" table:formula="of:=SUM([.E13];[.E15];[.E17];[.E19];[.E21];[.E23];[.E25];[.E27];[.E29];[.E31];[.E33];[.E35];[.E37];[.E39];[.E41];[.E43];[.E45];[.E47];[.E49];[.E51];[.E53])" office:value-type="float" office:value="44" calcext:value-type="float">
            <text:p><text:s text:c="3"/>44</text:p>
          </table:table-cell>
          <table:table-cell table:style-name="ce46" table:formula="of:=SUM([.F13];[.F15];[.F17];[.F19];[.F21];[.F23];[.F25];[.F27];[.F29];[.F31];[.F33];[.F35];[.F37];[.F39];[.F41];[.F43];[.F45];[.F47];[.F49];[.F51];[.F53])" office:value-type="float" office:value="26" calcext:value-type="float">
            <text:p><text:s text:c="3"/>26</text:p>
          </table:table-cell>
          <table:table-cell table:style-name="ce46" table:formula="of:=SUM([.G13];[.G15];[.G17];[.G19];[.G21];[.G23];[.G25];[.G27];[.G29];[.G31];[.G33];[.G35];[.G37];[.G39];[.G41];[.G43];[.G45];[.G47];[.G49];[.G51];[.G53])" office:value-type="float" office:value="18" calcext:value-type="float">
            <text:p><text:s text:c="3"/>18</text:p>
          </table:table-cell>
          <table:table-cell table:style-name="ce46" table:formula="of:=SUM([.H13];[.H15];[.H17];[.H19];[.H21];[.H23];[.H25];[.H27];[.H29];[.H31];[.H33];[.H35];[.H37];[.H39];[.H41];[.H43];[.H45];[.H47];[.H49];[.H51];[.H53])" office:value-type="float" office:value="174" calcext:value-type="float">
            <text:p><text:s text:c="3"/>174</text:p>
          </table:table-cell>
          <table:table-cell table:style-name="ce46" table:formula="of:=SUM([.I13];[.I15];[.I17];[.I19];[.I21];[.I23];[.I25];[.I27];[.I29];[.I31];[.I33];[.I35];[.I37];[.I39];[.I41];[.I43];[.I45];[.I47];[.I49];[.I51];[.I53])" office:value-type="float" office:value="38" calcext:value-type="float">
            <text:p><text:s text:c="3"/>38</text:p>
          </table:table-cell>
          <table:table-cell table:style-name="ce98" table:formula="of:=SUM([.J13];[.J15];[.J17];[.J19];[.J21];[.J23];[.J25];[.J27];[.J29];[.J31];[.J33];[.J35];[.J37];[.J39];[.J41];[.J43];[.J45];[.J47];[.J49];[.J51];[.J53])" office:value-type="float" office:value="136" calcext:value-type="float">
            <text:p><text:s text:c="3"/>136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7" table:formula="of:=SUM([.C14];[.C16];[.C18];[.C20];[.C22];[.C24];[.C26];[.C28];[.C30];[.C32];[.C34];[.C36];[.C38];[.C40];[.C42];[.C44];[.C46];[.C48];[.C50];[.C52];[.C54])" office:value-type="float" office:value="8245" calcext:value-type="float">
            <text:p><text:s text:c="3"/>8,245</text:p>
          </table:table-cell>
          <table:table-cell table:style-name="ce47" table:formula="of:=SUM([.D14];[.D16];[.D18];[.D20];[.D22];[.D24];[.D26];[.D28];[.D30];[.D32];[.D34];[.D36];[.D38];[.D40];[.D42];[.D44];[.D46];[.D48];[.D50];[.D52];[.D54])" office:value-type="float" office:value="6997" calcext:value-type="float">
            <text:p><text:s text:c="3"/>6,997</text:p>
          </table:table-cell>
          <table:table-cell table:style-name="ce47" table:formula="of:=SUM([.E14];[.E16];[.E18];[.E20];[.E22];[.E24];[.E26];[.E28];[.E30];[.E32];[.E34];[.E36];[.E38];[.E40];[.E42];[.E44];[.E46];[.E48];[.E50];[.E52];[.E54])" office:value-type="float" office:value="830" calcext:value-type="float">
            <text:p><text:s text:c="3"/>830</text:p>
          </table:table-cell>
          <table:table-cell table:style-name="ce47" table:formula="of:=SUM([.F14];[.F16];[.F18];[.F20];[.F22];[.F24];[.F26];[.F28];[.F30];[.F32];[.F34];[.F36];[.F38];[.F40];[.F42];[.F44];[.F46];[.F48];[.F50];[.F52];[.F54])" office:value-type="float" office:value="812" calcext:value-type="float">
            <text:p><text:s text:c="3"/>812</text:p>
          </table:table-cell>
          <table:table-cell table:style-name="ce47" table:formula="of:=SUM([.G14];[.G16];[.G18];[.G20];[.G22];[.G24];[.G26];[.G28];[.G30];[.G32];[.G34];[.G36];[.G38];[.G40];[.G42];[.G44];[.G46];[.G48];[.G50];[.G52];[.G54])" office:value-type="float" office:value="18" calcext:value-type="float">
            <text:p><text:s text:c="3"/>18</text:p>
          </table:table-cell>
          <table:table-cell table:style-name="ce47" table:formula="of:=SUM([.H14];[.H16];[.H18];[.H20];[.H22];[.H24];[.H26];[.H28];[.H30];[.H32];[.H34];[.H36];[.H38];[.H40];[.H42];[.H44];[.H46];[.H48];[.H50];[.H52];[.H54])" office:value-type="float" office:value="418" calcext:value-type="float">
            <text:p><text:s text:c="3"/>418</text:p>
          </table:table-cell>
          <table:table-cell table:style-name="ce47" table:formula="of:=SUM([.I14];[.I16];[.I18];[.I20];[.I22];[.I24];[.I26];[.I28];[.I30];[.I32];[.I34];[.I36];[.I38];[.I40];[.I42];[.I44];[.I46];[.I48];[.I50];[.I52];[.I54])" office:value-type="float" office:value="400" calcext:value-type="float">
            <text:p><text:s text:c="3"/>400</text:p>
          </table:table-cell>
          <table:table-cell table:style-name="ce99" table:formula="of:=SUM([.J14];[.J16];[.J18];[.J20];[.J22];[.J24];[.J26];[.J28];[.J30];[.J32];[.J34];[.J36];[.J38];[.J40];[.J42];[.J44];[.J46];[.J48];[.J50];[.J52];[.J54])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3]+[.E13]+[.H13]" office:value-type="float" office:value="1834" calcext:value-type="float">
            <text:p><text:s text:c="3"/>1,834</text:p>
          </table:table-cell>
          <table:table-cell table:style-name="ce92" office:value-type="float" office:value="1782" calcext:value-type="float">
            <text:p><text:s text:c="3"/>1,782</text:p>
          </table:table-cell>
          <table:table-cell table:style-name="ce34" office:value-type="float" office:value="14" calcext:value-type="float">
            <text:p><text:s text:c="3"/>14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93" office:value-type="float" office:value="5" calcext:value-type="float">
            <text:p><text:s text:c="3"/>5</text:p>
          </table:table-cell>
          <table:table-cell table:style-name="ce93" office:value-type="float" office:value="38" calcext:value-type="float">
            <text:p><text:s text:c="3"/>38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93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4]+[.E14]+[.H14]" office:value-type="float" office:value="1834" calcext:value-type="float">
            <text:p><text:s text:c="3"/>1,834</text:p>
          </table:table-cell>
          <table:table-cell table:style-name="ce35" office:value-type="float" office:value="1546" calcext:value-type="float">
            <text:p><text:s text:c="3"/>1,546</text:p>
          </table:table-cell>
          <table:table-cell table:style-name="ce35" office:value-type="float" office:value="218" calcext:value-type="float">
            <text:p><text:s text:c="3"/>218</text:p>
          </table:table-cell>
          <table:table-cell table:style-name="ce35" office:value-type="float" office:value="215" calcext:value-type="float">
            <text:p><text:s text:c="3"/>215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5]+[.E15]+[.H15]" office:value-type="float" office:value="156" calcext:value-type="float">
            <text:p><text:s text:c="3"/>156</text:p>
          </table:table-cell>
          <table:table-cell table:style-name="ce92" office:value-type="float" office:value="150" calcext:value-type="float">
            <text:p><text:s text:c="3"/>150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6]+[.E16]+[.H16]" office:value-type="float" office:value="156" calcext:value-type="float">
            <text:p><text:s text:c="3"/>156</text:p>
          </table:table-cell>
          <table:table-cell table:style-name="ce35" office:value-type="float" office:value="125" calcext:value-type="float">
            <text:p><text:s text:c="3"/>125</text:p>
          </table:table-cell>
          <table:table-cell table:number-columns-repeated="2" table:style-name="ce35" office:value-type="float" office:value="17" calcext:value-type="float">
            <text:p><text:s text:c="3"/>1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4" calcext:value-type="float">
            <text:p><text:s text:c="3"/>1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7]+[.E17]+[.H17]" office:value-type="float" office:value="897" calcext:value-type="float">
            <text:p><text:s text:c="3"/>897</text:p>
          </table:table-cell>
          <table:table-cell table:style-name="ce92" office:value-type="float" office:value="863" calcext:value-type="float">
            <text:p><text:s text:c="3"/>863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93" office:value-type="float" office:value="28" calcext:value-type="float">
            <text:p><text:s text:c="3"/>28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93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8]+[.E18]+[.H18]" office:value-type="float" office:value="897" calcext:value-type="float">
            <text:p><text:s text:c="3"/>897</text:p>
          </table:table-cell>
          <table:table-cell table:style-name="ce35" office:value-type="float" office:value="737" calcext:value-type="float">
            <text:p><text:s text:c="3"/>737</text:p>
          </table:table-cell>
          <table:table-cell table:style-name="ce35" office:value-type="float" office:value="108" calcext:value-type="float">
            <text:p><text:s text:c="3"/>108</text:p>
          </table:table-cell>
          <table:table-cell table:style-name="ce35" office:value-type="float" office:value="107" calcext:value-type="float">
            <text:p><text:s text:c="3"/>10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9]+[.E19]+[.H19]" office:value-type="float" office:value="261" calcext:value-type="float">
            <text:p><text:s text:c="3"/>261</text:p>
          </table:table-cell>
          <table:table-cell table:style-name="ce92" office:value-type="float" office:value="254" calcext:value-type="float">
            <text:p><text:s text:c="3"/>254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0]+[.E20]+[.H20]" office:value-type="float" office:value="261" calcext:value-type="float">
            <text:p><text:s text:c="3"/>261</text:p>
          </table:table-cell>
          <table:table-cell table:style-name="ce35" office:value-type="float" office:value="228" calcext:value-type="float">
            <text:p><text:s text:c="3"/>228</text:p>
          </table:table-cell>
          <table:table-cell table:number-columns-repeated="2" table:style-name="ce35" office:value-type="float" office:value="15" calcext:value-type="float">
            <text:p><text:s text:c="3"/>1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1]+[.E21]+[.H21]" office:value-type="float" office:value="201" calcext:value-type="float">
            <text:p><text:s text:c="3"/>201</text:p>
          </table:table-cell>
          <table:table-cell table:style-name="ce92" office:value-type="float" office:value="200" calcext:value-type="float">
            <text:p><text:s text:c="3"/>200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2]+[.E22]+[.H22]" office:value-type="float" office:value="201" calcext:value-type="float">
            <text:p><text:s text:c="3"/>201</text:p>
          </table:table-cell>
          <table:table-cell table:style-name="ce35" office:value-type="float" office:value="156" calcext:value-type="float">
            <text:p><text:s text:c="3"/>156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3]+[.E23]+[.H23]" office:value-type="float" office:value="656" calcext:value-type="float">
            <text:p><text:s text:c="3"/>656</text:p>
          </table:table-cell>
          <table:table-cell table:style-name="ce92" office:value-type="float" office:value="645" calcext:value-type="float">
            <text:p><text:s text:c="3"/>645</text:p>
          </table:table-cell>
          <table:table-cell table:number-columns-repeated="2" table:style-name="ce34" office:value-type="float" office:value="3" calcext:value-type="float">
            <text:p><text:s text:c="3"/>3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8" calcext:value-type="float">
            <text:p><text:s text:c="3"/>8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4]+[.E24]+[.H24]" office:value-type="float" office:value="656" calcext:value-type="float">
            <text:p><text:s text:c="3"/>656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1" calcext:value-type="float">
            <text:p><text:s text:c="3"/>7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5]+[.E25]+[.H25]" office:value-type="float" office:value="545" calcext:value-type="float">
            <text:p><text:s text:c="3"/>545</text:p>
          </table:table-cell>
          <table:table-cell table:style-name="ce92" office:value-type="float" office:value="540" calcext:value-type="float">
            <text:p><text:s text:c="3"/>54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6]+[.E26]+[.H26]" office:value-type="float" office:value="545" calcext:value-type="float">
            <text:p><text:s text:c="3"/>545</text:p>
          </table:table-cell>
          <table:table-cell table:style-name="ce35" office:value-type="float" office:value="472" calcext:value-type="float">
            <text:p><text:s text:c="3"/>472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8" calcext:value-type="float">
            <text:p><text:s text:c="3"/>28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7]+[.E27]+[.H27]" office:value-type="float" office:value="188" calcext:value-type="float">
            <text:p><text:s text:c="3"/>188</text:p>
          </table:table-cell>
          <table:table-cell table:style-name="ce92" office:value-type="float" office:value="183" calcext:value-type="float">
            <text:p><text:s text:c="3"/>183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8]+[.E28]+[.H28]" office:value-type="float" office:value="188" calcext:value-type="float">
            <text:p><text:s text:c="3"/>188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number-columns-repeated="2" table:style-name="ce35" office:value-type="float" office:value="19" calcext:value-type="float">
            <text:p><text:s text:c="3"/>1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9]+[.E29]+[.H29]" office:value-type="float" office:value="303" calcext:value-type="float">
            <text:p><text:s text:c="3"/>303</text:p>
          </table:table-cell>
          <table:table-cell table:style-name="ce92" office:value-type="float" office:value="300" calcext:value-type="float">
            <text:p><text:s text:c="3"/>300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0]+[.E30]+[.H30]" office:value-type="float" office:value="303" calcext:value-type="float">
            <text:p><text:s text:c="3"/>303</text:p>
          </table:table-cell>
          <table:table-cell table:style-name="ce35" office:value-type="float" office:value="255" calcext:value-type="float">
            <text:p><text:s text:c="3"/>255</text:p>
          </table:table-cell>
          <table:table-cell table:number-columns-repeated="2" table:style-name="ce35" office:value-type="float" office:value="33" calcext:value-type="float">
            <text:p><text:s text:c="3"/>33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5" calcext:value-type="float">
            <text:p><text:s text:c="3"/>1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1]+[.E31]+[.H31]" office:value-type="float" office:value="210" calcext:value-type="float">
            <text:p><text:s text:c="3"/>210</text:p>
          </table:table-cell>
          <table:table-cell table:style-name="ce92" office:value-type="float" office:value="206" calcext:value-type="float">
            <text:p><text:s text:c="3"/>206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5" table:formula="of:=[.D32]+[.E32]+[.H32]" office:value-type="float" office:value="210" calcext:value-type="float">
            <text:p><text:s text:c="3"/>210</text:p>
          </table:table-cell>
          <table:table-cell table:style-name="ce35" office:value-type="float" office:value="163" calcext:value-type="float">
            <text:p><text:s text:c="3"/>163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3]+[.E33]+[.H33]" office:value-type="float" office:value="449" calcext:value-type="float">
            <text:p><text:s text:c="3"/>449</text:p>
          </table:table-cell>
          <table:table-cell table:style-name="ce92" office:value-type="float" office:value="447" calcext:value-type="float">
            <text:p><text:s text:c="3"/>447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93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4]+[.E34]+[.H34]" office:value-type="float" office:value="449" calcext:value-type="float">
            <text:p><text:s text:c="3"/>449</text:p>
          </table:table-cell>
          <table:table-cell table:style-name="ce35" office:value-type="float" office:value="402" calcext:value-type="float">
            <text:p><text:s text:c="3"/>402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5]+[.E35]+[.H35]" office:value-type="float" office:value="605" calcext:value-type="float">
            <text:p><text:s text:c="3"/>605</text:p>
          </table:table-cell>
          <table:table-cell table:style-name="ce92" office:value-type="float" office:value="590" calcext:value-type="float">
            <text:p><text:s text:c="3"/>590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4" calcext:value-type="float">
            <text:p><text:s text:c="3"/>14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9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6]+[.E36]+[.H36]" office:value-type="float" office:value="605" calcext:value-type="float">
            <text:p><text:s text:c="3"/>605</text:p>
          </table:table-cell>
          <table:table-cell table:style-name="ce35" office:value-type="float" office:value="526" calcext:value-type="float">
            <text:p><text:s text:c="3"/>526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7" calcext:value-type="float">
            <text:p><text:s text:c="3"/>27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7]+[.E37]+[.H37]" office:value-type="float" office:value="391" calcext:value-type="float">
            <text:p><text:s text:c="3"/>391</text:p>
          </table:table-cell>
          <table:table-cell table:style-name="ce92" office:value-type="float" office:value="385" calcext:value-type="float">
            <text:p><text:s text:c="3"/>385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4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5" table:formula="of:=[.D38]+[.E38]+[.H38]" office:value-type="float" office:value="391" calcext:value-type="float">
            <text:p><text:s text:c="3"/>391</text:p>
          </table:table-cell>
          <table:table-cell table:style-name="ce35" office:value-type="float" office:value="327" calcext:value-type="float">
            <text:p><text:s text:c="3"/>327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27" calcext:value-type="float">
            <text:p><text:s text:c="3"/>27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39]+[.E39]+[.H39]" office:value-type="float" office:value="93" calcext:value-type="float">
            <text:p><text:s text:c="3"/>93</text:p>
          </table:table-cell>
          <table:table-cell table:style-name="ce92" office:value-type="float" office:value="91" calcext:value-type="float">
            <text:p><text:s text:c="3"/>91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0]+[.E40]+[.H40]" office:value-type="float" office:value="93" calcext:value-type="float">
            <text:p><text:s text:c="3"/>93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1]+[.E41]+[.H41]" office:value-type="float" office:value="135" calcext:value-type="float">
            <text:p><text:s text:c="3"/>135</text:p>
          </table:table-cell>
          <table:table-cell table:style-name="ce92" office:value-type="float" office:value="131" calcext:value-type="float">
            <text:p><text:s text:c="3"/>131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2]+[.E42]+[.H42]" office:value-type="float" office:value="135" calcext:value-type="float">
            <text:p><text:s text:c="3"/>135</text:p>
          </table:table-cell>
          <table:table-cell table:style-name="ce35" office:value-type="float" office:value="121" calcext:value-type="float">
            <text:p><text:s text:c="3"/>121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3]+[.E43]+[.H43]" office:value-type="float" office:value="38" calcext:value-type="float">
            <text:p><text:s text:c="3"/>38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4]+[.E44]+[.H44]" office:value-type="float" office:value="38" calcext:value-type="float">
            <text:p><text:s text:c="3"/>38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45]+[.E45]+[.H45]" office:value-type="float" office:value="158" calcext:value-type="float">
            <text:p><text:s text:c="3"/>158</text:p>
          </table:table-cell>
          <table:table-cell table:style-name="ce92" office:value-type="float" office:value="154" calcext:value-type="float">
            <text:p><text:s text:c="3"/>154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6]+[.E46]+[.H46]" office:value-type="float" office:value="158" calcext:value-type="float">
            <text:p><text:s text:c="3"/>158</text:p>
          </table:table-cell>
          <table:table-cell table:style-name="ce35" office:value-type="float" office:value="126" calcext:value-type="float">
            <text:p><text:s text:c="3"/>126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7]+[.E47]+[.H47]" office:value-type="float" office:value="187" calcext:value-type="float">
            <text:p><text:s text:c="3"/>187</text:p>
          </table:table-cell>
          <table:table-cell table:style-name="ce92" office:value-type="float" office:value="177" calcext:value-type="float">
            <text:p><text:s text:c="3"/>177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8]+[.E48]+[.H48]" office:value-type="float" office:value="187" calcext:value-type="float">
            <text:p><text:s text:c="3"/>187</text:p>
          </table:table-cell>
          <table:table-cell table:style-name="ce35" office:value-type="float" office:value="163" calcext:value-type="float">
            <text:p><text:s text:c="3"/>163</text:p>
          </table:table-cell>
          <table:table-cell table:number-columns-repeated="2" table:style-name="ce35" office:value-type="float" office:value="15" calcext:value-type="float">
            <text:p><text:s text:c="3"/>1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9]+[.E49]+[.H49]" office:value-type="float" office:value="474" calcext:value-type="float">
            <text:p><text:s text:c="3"/>474</text:p>
          </table:table-cell>
          <table:table-cell table:style-name="ce92" office:value-type="float" office:value="443" calcext:value-type="float">
            <text:p><text:s text:c="3"/>443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93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0]+[.E50]+[.H50]" office:value-type="float" office:value="474" calcext:value-type="float">
            <text:p><text:s text:c="3"/>474</text:p>
          </table:table-cell>
          <table:table-cell table:style-name="ce35" office:value-type="float" office:value="419" calcext:value-type="float">
            <text:p><text:s text:c="3"/>419</text:p>
          </table:table-cell>
          <table:table-cell table:number-columns-repeated="2" table:style-name="ce35" office:value-type="float" office:value="36" calcext:value-type="float">
            <text:p><text:s text:c="3"/>3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51]+[.E51]+[.H51]" office:value-type="float" office:value="102" calcext:value-type="float">
            <text:p><text:s text:c="3"/>102</text:p>
          </table:table-cell>
          <table:table-cell table:style-name="ce92" office:value-type="float" office:value="99" calcext:value-type="float">
            <text:p><text:s text:c="3"/>99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2]+[.E52]+[.H52]" office:value-type="float" office:value="102" calcext:value-type="float">
            <text:p><text:s text:c="3"/>102</text:p>
          </table:table-cell>
          <table:table-cell table:style-name="ce35" office:value-type="float" office:value="90" calcext:value-type="float">
            <text:p><text:s text:c="3"/>90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53]+[.E53]+[.H53]" office:value-type="float" office:value="362" calcext:value-type="float">
            <text:p><text:s text:c="3"/>362</text:p>
          </table:table-cell>
          <table:table-cell table:style-name="ce92" office:value-type="float" office:value="350" calcext:value-type="float">
            <text:p><text:s text:c="3"/>350</text:p>
          </table:table-cell>
          <table:table-cell table:style-name="ce33" office:value-type="float" office:value="2" calcext:value-type="float">
            <text:p><text:s text:c="3"/>2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4]+[.E54]+[.H54]" office:value-type="float" office:value="362" calcext:value-type="float">
            <text:p><text:s text:c="3"/>362</text:p>
          </table:table-cell>
          <table:table-cell table:style-name="ce35" office:value-type="float" office:value="327" calcext:value-type="float">
            <text:p><text:s text:c="3"/>327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D55]+[.E55]+[.H55]" office:value-type="float" office:value="1219" calcext:value-type="float">
            <text:p><text:s text:c="3"/>1,219</text:p>
          </table:table-cell>
          <table:table-cell table:style-name="ce48" office:value-type="float" office:value="1149" calcext:value-type="float">
            <text:p><text:s text:c="3"/>1,149</text:p>
          </table:table-cell>
          <table:table-cell table:style-name="ce30" office:value-type="float" office:value="10" calcext:value-type="float">
            <text:p><text:s text:c="3"/>10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6]+[.E56]+[.H56]" office:value-type="float" office:value="1219" calcext:value-type="float">
            <text:p><text:s text:c="3"/>1,219</text:p>
          </table:table-cell>
          <table:table-cell table:style-name="ce31" office:value-type="float" office:value="1058" calcext:value-type="float">
            <text:p><text:s text:c="3"/>1,058</text:p>
          </table:table-cell>
          <table:table-cell table:style-name="ce31" office:value-type="float" office:value="121" calcext:value-type="float">
            <text:p><text:s text:c="3"/>121</text:p>
          </table:table-cell>
          <table:table-cell table:style-name="ce31" office:value-type="float" office:value="110" calcext:value-type="float">
            <text:p><text:s text:c="3"/>11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D57]+[.E57]+[.H57]" office:value-type="float" office:value="725" calcext:value-type="float">
            <text:p><text:s text:c="3"/>725</text:p>
          </table:table-cell>
          <table:table-cell table:style-name="ce48" office:value-type="float" office:value="706" calcext:value-type="float">
            <text:p><text:s text:c="3"/>706</text:p>
          </table:table-cell>
          <table:table-cell table:style-name="ce30" office:value-type="float" office:value="5" calcext:value-type="float">
            <text:p><text:s text:c="3"/>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8]+[.E58]+[.H58]" office:value-type="float" office:value="725" calcext:value-type="float">
            <text:p><text:s text:c="3"/>725</text:p>
          </table:table-cell>
          <table:table-cell table:style-name="ce31" office:value-type="float" office:value="649" calcext:value-type="float">
            <text:p><text:s text:c="3"/>649</text:p>
          </table:table-cell>
          <table:table-cell table:number-columns-repeated="2" table:style-name="ce31" office:value-type="float" office:value="50" calcext:value-type="float">
            <text:p><text:s text:c="3"/>50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6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C61]+[.C63]" office:value-type="float" office:value="43" calcext:value-type="float">
            <text:p><text:s text:c="3"/>43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62]+[.C64]" office:value-type="float" office:value="43" calcext:value-type="float">
            <text:p><text:s text:c="3"/>43</text:p>
          </table:table-cell>
          <table:table-cell table:style-name="ce31" office:value-type="float" office:value="30" calcext:value-type="float">
            <text:p><text:s text:c="3"/>30</text:p>
          </table:table-cell>
          <table:table-cell table:number-columns-repeated="2" table:style-name="ce31" office:value-type="float" office:value="13" calcext:value-type="float">
            <text:p><text:s text:c="3"/>13</text:p>
          </table:table-cell>
          <table:table-cell table:number-columns-repeated="3" table:style-name="ce31" office:value-type="float" office:value="0" calcext:value-type="float">
            <text:p>—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61]+[.E61]+[.H61]" office:value-type="float" office:value="40" calcext:value-type="float">
            <text:p><text:s text:c="3"/>40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62]+[.E62]+[.H62]" office:value-type="float" office:value="40" calcext:value-type="float">
            <text:p><text:s text:c="3"/>40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number-columns-repeated="2" table:style-name="ce35" office:value-type="float" office:value="12" calcext:value-type="float">
            <text:p><text:s text:c="3"/>12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90" table:formula="of:=[.D63]+[.E63]+[.H63]" office:value-type="float" office:value="3" calcext:value-type="float">
            <text:p><text:s text:c="3"/>3</text:p>
          </table:table-cell>
          <table:table-cell table:style-name="ce92" office:value-type="float" office:value="3" calcext:value-type="float">
            <text:p><text:s text:c="3"/>3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64]+[.E64]+[.H64]" office:value-type="float" office:value="3" calcext:value-type="float">
            <text:p><text:s text:c="3"/>3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7" table:number-columns-repeated="2"/>
          <table:table-cell table:style-name="ce94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4</text:span><text:span text:style-name="T2">月</text:span><text:span text:style-name="T3">8</text:span><text:span text:style-name="T2">日編製</text:span></text:p>
          </table:table-cell>
          <table:covered-table-cell table:number-columns-repeated="3"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4-08T11:52:36</meta:creation-date>
    <dc:creator>MOI</dc:creator>
    <dc:date>2008-04-08T11:52:57</dc:date>
    <meta:document-statistic meta:table-count="2" meta:cell-count="1110" meta:object-count="0"/>
    <meta:generator>LibreOffice/5.0.5.2$Windows_x86 LibreOffice_project/55b006a02d247b5f7215fc6ea0fde844b30035b3</meta:generator>
  </office:meta>
</office:document-meta>
</file>